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7093" officeooo:paragraph-rsid="000e7093"/>
    </style:style>
    <style:style style:name="P2" style:family="paragraph" style:parent-style-name="Standard">
      <style:text-properties officeooo:paragraph-rsid="000a8201"/>
    </style:style>
    <style:style style:name="P3" style:family="paragraph" style:parent-style-name="Standard" style:list-style-name="L1">
      <style:text-properties officeooo:paragraph-rsid="000a8201"/>
    </style:style>
    <style:style style:name="P4" style:family="paragraph" style:parent-style-name="Standard" style:list-style-name="L1">
      <style:text-properties officeooo:rsid="000c265e" officeooo:paragraph-rsid="000c265e"/>
    </style:style>
    <style:style style:name="P5" style:family="paragraph" style:parent-style-name="Standard" style:list-style-name="L2">
      <style:text-properties officeooo:paragraph-rsid="00093f48"/>
    </style:style>
    <style:style style:name="T1" style:family="text">
      <style:text-properties style:text-underline-style="none"/>
    </style:style>
    <style:style style:name="T2" style:family="text">
      <style:text-properties officeooo:rsid="000db4e5"/>
    </style:style>
    <style:style style:name="T3" style:family="text">
      <style:text-properties officeooo:rsid="000a8201"/>
    </style:style>
    <style:style style:name="T4" style:family="text">
      <style:text-properties officeooo:rsid="00093f48"/>
    </style:style>
    <style:style style:name="T5" style:family="text">
      <style:text-properties officeooo:rsid="000c265e"/>
    </style:style>
    <style:style style:name="T6" style:family="text">
      <style:text-properties officeooo:rsid="000fd2e8"/>
    </style:style>
    <style:style style:name="T7" style:family="text">
      <style:text-properties officeooo:rsid="00110e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t para <text:span text:style-name="T1">producción</text:span>:</text:p>
      <text:p text:style-name="P1"/>
      <text:p text:style-name="P2"><text:span text:style-name="T2">N</text:span>ecesito llevarlo a producción. Para ello, debemos tener en cuenta las funcionalidades de la nota "Cultivo Asistido por IA: Diagnóstico y Trazabilidad Digital".</text:p>
      <text:p text:style-name="P2"><text:span text:style-name="T3">Además, c</text:span><text:span text:style-name="T2">o</text:span><text:span text:style-name="T3">ns</text:span><text:span text:style-name="T4">idera agregar los modulos claves </text:span>solicitados por los clientes:</text:p>
      <text:list text:style-name="L1">
        <text:list-item>
          <text:p text:style-name="P3"><text:span text:style-name="T3">Llevar la t</text:span>razabilidad de plantas/lotes, para ello se debe poder <text:span text:style-name="T3">registrar actividades diarias</text:span> de los parámetros de cultivo nutrición y todo lo que se esta planteando <text:span text:style-name="T3">(tipo bitácora), las entradas podrían ser riego, nutrientes, camio de fase, cambio de maseta, poda, observación. La idea es lograr tener un seguimiento de los lotes, genéticas o las plantas de una carpa o una planta individual que se cambió de maseta, etc.</text:span></text:p>
        </text:list-item>
        <text:list-item>
          <text:p text:style-name="P4">Capacidad para disparar alertas en caso de que exista algún desvío.</text:p>
        </text:list-item>
        <text:list-item>
          <text:p text:style-name="P3"><text:span text:style-name="T3">R</text:span>ealizar reportes <text:span text:style-name="T3">mensuales, trimestrales, por fase, etc., </text:span>con la posibilidad de exportarlos a .pdf <text:span text:style-name="T3">o hoja de calculo</text:span>. <text:span text:style-name="T5">Usa timeline y graficos. Además de los filtros por geneticas, genotipos, fase, etc.</text:span></text:p>
        </text:list-item>
        <text:list-item>
          <text:p text:style-name="P3"><text:span text:style-name="T3">I</text:span>mplementar IA para el diagnóstico de se los síntomas ingresando una foto.</text:p>
        </text:list-item>
        <text:list-item>
          <text:p text:style-name="P4">Mantener la calculadora VPD y la tabla de Rangos ideales.</text:p>
        </text:list-item>
        <text:list-item>
          <text:p text:style-name="P4">UI moderna tipo material desing con la opcion de cambiar a modo oscuro.</text:p>
        </text:list-item>
        <text:list-item>
          <text:p text:style-name="P4">Todos los usuarios de la app deben estar logeados.</text:p>
        </text:list-item>
        <text:list-item>
          <text:p text:style-name="P4">Sebe poder ser visible a traves de navegadores de internet y con una app para dispositivos móviles. Esto último es en caso de realizar la bitácora diaria ddonde no se tenga señal de internet.</text:p>
        </text:list-item>
      </text:list>
      <text:list text:style-name="L2">
        <text:list-item>
          <text:p text:style-name="P5"><text:span text:style-name="T4">B</text:span>ackend <text:span text:style-name="T4">con </text:span><text:span text:style-name="T6">SpringBoot</text:span> y <text:span text:style-name="T6">M</text:span>y<text:span text:style-name="T6">SQL</text:span>. <text:span text:style-name="T4">Considerando modelo mvc, asistido por services, dto y dao, aplicando las interfaces necesarias, aplicando inversion de control e inyeccion de dependencias para que el código quede bien desacoplado. Además de estar bien documentado (es lo que manejo como desarrollador </text:span><text:span text:style-name="T7">actualmente</text:span><text:span text:style-name="T4">).</text:span></text:p>
        </text:list-item>
        <text:list-item>
          <text:p text:style-name="P5"><text:span text:style-name="T7">F</text:span>ront<text:span text:style-name="T7">end con</text:span><text:span text:style-name="T4"> flutter </text:span><text:span text:style-name="T5">o </text:span><text:span text:style-name="T7">react, </text:span><text:span text:style-name="T5">la que mejor se integre con la IA para el modulo de diagnóstico. (no manejo nada de front design pero puedo aprender con esta app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02:40:53.414417300</meta:creation-date>
    <dc:date>2025-11-30T16:54:07.280308000</dc:date>
    <meta:editing-duration>PT12H56M13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3" meta:word-count="310" meta:character-count="1874" meta:non-whitespace-character-count="1587"/>
  </office:meta>
</office:document-meta>
</file>